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CommandLineOptions1" style:family="table">
      <style:table-properties style:width="6.6924in" table:align="margins" style:may-break-between-rows="false"/>
    </style:style>
    <style:style style:name="CommandLineOptions1.A" style:family="table-column">
      <style:table-column-properties style:column-width="0.6368in" style:rel-column-width="6235*"/>
    </style:style>
    <style:style style:name="CommandLineOptions1.B" style:family="table-column">
      <style:table-column-properties style:column-width="6.0556in" style:rel-column-width="59300*"/>
    </style:style>
    <style:style style:name="CommandLineOptions1.A1" style:family="table-cell">
      <style:table-cell-properties fo:padding="0.0382in" fo:border-left="0.0007in solid #000000" fo:border-right="none" fo:border-top="0.0007in solid #000000" fo:border-bottom="0.0007in solid #000000"/>
    </style:style>
    <style:style style:name="CommandLineOptions1.B1" style:family="table-cell">
      <style:table-cell-properties fo:padding="0.0382in" fo:border="0.0007in solid #000000"/>
    </style:style>
    <style:style style:name="CommandLineOptions1.A2" style:family="table-cell">
      <style:table-cell-properties fo:padding="0.0382in" fo:border-left="0.0007in solid #000000" fo:border-right="none" fo:border-top="none" fo:border-bottom="0.0007in solid #000000"/>
    </style:style>
    <style:style style:name="CommandLineOptions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368in" style:rel-column-width="6235*"/>
    </style:style>
    <style:style style:name="Table1.B" style:family="table-column">
      <style:table-column-properties style:column-width="6.0556in" style:rel-column-width="593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examples" style:family="table">
      <style:table-properties style:width="6.6924in" table:align="margins" style:may-break-between-rows="false"/>
    </style:style>
    <style:style style:name="examples.A" style:family="table-column">
      <style:table-column-properties style:column-width="3.3458in" style:rel-column-width="32767*"/>
    </style:style>
    <style:style style:name="examples.B" style:family="table-column">
      <style:table-column-properties style:column-width="3.3465in" style:rel-column-width="32768*"/>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Table2" style:family="table">
      <style:table-properties style:width="0.5174in" table:align="left"/>
    </style:style>
    <style:style style:name="Table2.A" style:family="table-column">
      <style:table-column-properties style:column-width="0.209in"/>
    </style:style>
    <style:style style:name="Table2.B" style:family="table-column">
      <style:table-column-properties style:column-width="0.3083in"/>
    </style:style>
    <style:style style:name="Table2.A1" style:family="table-cell">
      <style:table-cell-properties style:vertical-align="middle" fo:padding="0.0194in" fo:border="none"/>
    </style:style>
    <style:style style:name="Table3" style:family="table">
      <style:table-properties style:width="0.5847in" table:align="left"/>
    </style:style>
    <style:style style:name="Table3.A" style:family="table-column">
      <style:table-column-properties style:column-width="0.2924in"/>
    </style:style>
    <style:style style:name="Table3.A1" style:family="table-cell">
      <style:table-cell-properties style:vertical-align="middle" fo:padding="0.0194in" fo:border="none"/>
    </style:style>
    <style:style style:name="Table4" style:family="table">
      <style:table-properties style:width="3.1771in" table:align="left"/>
    </style:style>
    <style:style style:name="Table4.A" style:family="table-column">
      <style:table-column-properties style:column-width="1.5611in"/>
    </style:style>
    <style:style style:name="Table4.B" style:family="table-column">
      <style:table-column-properties style:column-width="0.5611in"/>
    </style:style>
    <style:style style:name="Table4.C" style:family="table-column">
      <style:table-column-properties style:column-width="0.5118in"/>
    </style:style>
    <style:style style:name="Table4.D" style:family="table-column">
      <style:table-column-properties style:column-width="0.5431in"/>
    </style:style>
    <style:style style:name="Table4.A1" style:family="table-cell">
      <style:table-cell-properties style:vertical-align="middle" fo:padding="0.0194in" fo:border="none"/>
    </style:style>
    <style:style style:name="Table5" style:family="table">
      <style:table-properties style:width="0.2403in" table:align="left"/>
    </style:style>
    <style:style style:name="Table5.A" style:family="table-column">
      <style:table-column-properties style:column-width="0.2403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17.5pt" style:font-weight-asian="bold" style:font-size-complex="20pt" style:font-weight-complex="bold"/>
    </style:style>
    <style:style style:name="P5" style:family="paragraph" style:parent-style-name="Frame_20_contents">
      <style:text-properties style:font-name="Courier 10 Pitch" fo:font-size="10pt" style:font-size-asian="10pt" style:font-size-complex="10pt"/>
    </style:style>
    <style:style style:name="P6" style:family="paragraph" style:parent-style-name="Frame_20_contents">
      <style:text-properties style:font-name="Courier 10 Pitch" fo:font-size="10pt" style:font-size-asian="8.75pt" style:font-size-complex="10pt"/>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Contents_20_Heading" style:master-page-name="Index">
      <style:paragraph-properties style:page-number="1"/>
    </style:style>
    <style:style style:name="P15" style:family="paragraph" style:parent-style-name="Heading_20_1">
      <style:paragraph-properties fo:break-before="page"/>
    </style:style>
    <style:style style:name="T1" style:family="text">
      <style:text-properties style:text-underline-style="none"/>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shadow="#808080 -0.0701in 0.0701in">
        <style:background-image/>
      </style:graphic-properties>
    </style:style>
    <style:style style:name="fr3"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3">GISpatialNet</text:p>
      <text:p text:style-name="P1">GISpatialNet is the brain child of Dr. Eric Jones and Jan Rychtar.</text:p>
      <text:p text:style-name="P1">Programmed by Robert Gove, Charles Bevan, and Samuel Tyler. </text:p>
      <text:p text:style-name="P1">Collaborators include Martin Smith and Christopher Nicholson.</text:p>
      <text:p text:style-name="P1">You can find more information about GISPatialNet at:</text:p>
      <text:p text:style-name="P1"><text:a xlink:type="simple" xlink:href="http://sourceforge.net/apps/trac/spatialnet/">http://sourceforge.net/apps/trac/spatialnet/</text:a></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7">General Usage<text:tab/>2</text:p>
          <text:p text:style-name="P8">Command Line Options<text:tab/>2</text:p>
          <text:p text:style-name="P9">Examples<text:tab/>3</text:p>
          <text:p text:style-name="P8">Command Line Interface<text:tab/>3</text:p>
          <text:p text:style-name="P7">Input File Formats<text:tab/>5</text:p>
          <text:p text:style-name="P8">Comma Separated Values<text:tab/>5</text:p>
          <text:p text:style-name="P8">DL/UCINET<text:tab/>6</text:p>
          <text:p text:style-name="P8">Excel 97'<text:tab/>6</text:p>
          <text:p text:style-name="P8">Google Earth<text:tab/>6</text:p>
          <text:p text:style-name="P8">Pajek<text:tab/>7</text:p>
          <text:p text:style-name="P8">GIS Shapefile<text:tab/>8</text:p>
          <text:p text:style-name="P7">Output File Formats<text:tab/>8</text:p>
          <text:p text:style-name="P8">Comma Separated Values<text:tab/>8</text:p>
          <text:p text:style-name="P8">DL/UCINET<text:tab/>8</text:p>
          <text:p text:style-name="P8">Excel 97'<text:tab/>8</text:p>
          <text:p text:style-name="P8">Google Earth<text:tab/>8</text:p>
          <text:p text:style-name="P8">Pajek<text:tab/>8</text:p>
          <text:p text:style-name="P8">GIS Shapefile<text:tab/>8</text:p>
          <text:p text:style-name="P9">Known Coordinates<text:tab/>8</text:p>
          <text:p text:style-name="P9">Unknown Coordinates<text:tab/>9</text:p>
          <text:p text:style-name="P7">Algorithm Information<text:tab/>9</text:p>
          <text:p text:style-name="P8">Border<text:tab/>9</text:p>
          <text:p text:style-name="P8">Quadratic Assignment Procedure<text:tab/>9</text:p>
          <text:p text:style-name="P8">Edge Highlighting<text:tab/>9</text:p>
          <text:p text:style-name="P8">Simple Network Bias<text:tab/>9</text:p>
          <text:p text:style-name="P7">Matrix Types<text:tab/>9</text:p>
          <text:p text:style-name="P8">X and Y matrix<text:tab/>9</text:p>
          <text:p text:style-name="P8">Adjacency Matrix<text:tab/>10</text:p>
          <text:p text:style-name="P8">Attribute Matrix<text:tab/>10</text:p>
          <text:p text:style-name="P7">Troubleshooting<text:tab/>10</text:p>
          <text:p text:style-name="P8">General<text:tab/>10</text:p>
          <text:p text:style-name="P8">Bug Reporting <text:tab/>11</text:p>
          <text:p text:style-name="P7">Dependencies<text:tab/>11</text:p>
          <text:p text:style-name="P7">License Information<text:tab/>11</text:p>
          <text:p text:style-name="P7">Where To Get Extra Information<text:tab/>11</text:p>
        </text:index-body>
      </text:table-of-content>
      <text:p text:style-name="P2"/>
      <text:h text:style-name="P15" text:outline-level="1"><text:bookmark-start text:name="__RefHeading__31275323"/>General Usage<text:bookmark-end text:name="__RefHeading__31275323"/></text:h>
      <text:h text:style-name="Heading_20_2" text:outline-level="2">Command Line Options</text:h>
      <text:p text:style-name="Text_20_body">GISpatialNet is made to be used either directly from command line options or using a command line interface. The command line options route takes on one of three forms:</text:p>
      <text:p text:style-name="Text_20_body"><draw:frame draw:style-name="fr1" draw:name="code1" text:anchor-type="paragraph" fo:min-width="0.7902in" draw:z-index="0"><draw:text-box fo:min-height="0.2098in"><text:p text:style-name="P5">java -jar GISpatialNet.jar [option]<text:line-break/>java -jar GISpatialNet.jar [option] [input file type] [input folder] [output folder]</text:p><text:p text:style-name="P5">java -jar GISPatialNet.jar [input file type] [input folder] [output file type] [output folder]</text:p></draw:text-box></draw:frame>Where [option] can be:</text:p>
      <table:table table:name="CommandLineOptions1" table:style-name="CommandLineOptions1">
        <table:table-column table:style-name="CommandLineOptions1.A"/>
        <table:table-column table:style-name="CommandLineOptions1.B"/>
        <table:table-row>
          <table:table-cell table:style-name="CommandLineOptions1.A1" office:value-type="string">
            <text:p text:style-name="Table_20_Heading">Option</text:p>
          </table:table-cell>
          <table:table-cell table:style-name="CommandLineOptions1.B1" office:value-type="string">
            <text:p text:style-name="Table_20_Heading">Function</text:p>
          </table:table-cell>
        </table:table-row>
        <table:table-row>
          <table:table-cell table:style-name="CommandLineOptions1.A2" office:value-type="string">
            <text:p text:style-name="Table_20_Contents">-c</text:p>
          </table:table-cell>
          <table:table-cell table:style-name="CommandLineOptions1.B2" office:value-type="string">
            <text:p text:style-name="Table_20_Contents">Starts the command line interface.</text:p>
          </table:table-cell>
        </table:table-row>
        <table:table-row>
          <table:table-cell table:style-name="CommandLineOptions1.A2" office:value-type="string">
            <text:p text:style-name="Table_20_Contents">-g</text:p>
          </table:table-cell>
          <table:table-cell table:style-name="CommandLineOptions1.B2" office:value-type="string">
            <text:p text:style-name="Table_20_Contents">Starts the graphical user interface (will be finished in future release).</text:p>
          </table:table-cell>
        </table:table-row>
        <table:table-row>
          <table:table-cell table:style-name="CommandLineOptions1.A2" office:value-type="string">
            <text:p text:style-name="Table_20_Contents">-s</text:p>
          </table:table-cell>
          <table:table-cell table:style-name="CommandLineOptions1.B2" office:value-type="string">
            <text:p text:style-name="Table_20_Contents">Performs spatial net bias on files in input folder.</text:p>
          </table:table-cell>
        </table:table-row>
        <table:table-row>
          <table:table-cell table:style-name="CommandLineOptions1.A2" office:value-type="string">
            <text:p text:style-name="Table_20_Contents">-b</text:p>
          </table:table-cell>
          <table:table-cell table:style-name="CommandLineOptions1.B2" office:value-type="string">
            <text:p text:style-name="Table_20_Contents">Performs borders analysis on files in input folder (will be finished in future release).</text:p>
          </table:table-cell>
        </table:table-row>
        <table:table-row>
          <table:table-cell table:style-name="CommandLineOptions1.A2" office:value-type="string">
            <text:p text:style-name="Table_20_Contents">-e</text:p>
          </table:table-cell>
          <table:table-cell table:style-name="CommandLineOptions1.B2" office:value-type="string">
            <text:p text:style-name="Table_20_Contents">Performs edge highlighting on files in input folder.</text:p>
          </table:table-cell>
        </table:table-row>
        <table:table-row>
          <table:table-cell table:style-name="CommandLineOptions1.A2" office:value-type="string">
            <text:p text:style-name="Table_20_Contents">-q</text:p>
          </table:table-cell>
          <table:table-cell table:style-name="CommandLineOptions1.B2" office:value-type="string">
            <text:p text:style-name="Table_20_Contents">Starts the QAP sub program.</text:p>
          </table:table-cell>
        </table:table-row>
        <table:table-row>
          <table:table-cell table:style-name="CommandLineOptions1.A2" office:value-type="string">
            <text:p text:style-name="Table_20_Contents">-v</text:p>
          </table:table-cell>
          <table:table-cell table:style-name="CommandLineOptions1.B2" office:value-type="string">
            <text:p text:style-name="Table_20_Contents">Prints the version of GISpatialNet that you are using.</text:p>
          </table:table-cell>
        </table:table-row>
        <table:table-row>
          <table:table-cell table:style-name="CommandLineOptions1.A2" office:value-type="string">
            <text:p text:style-name="Table_20_Contents">-l</text:p>
          </table:table-cell>
          <table:table-cell table:style-name="CommandLineOptions1.B2" office:value-type="string">
            <text:p text:style-name="Table_20_Contents">Prints the license information to GISpatialNet.</text:p>
          </table:table-cell>
        </table:table-row>
        <table:table-row>
          <table:table-cell table:style-name="CommandLineOptions1.A2" office:value-type="string">
            <text:p text:style-name="Table_20_Contents">-h</text:p>
          </table:table-cell>
          <table:table-cell table:style-name="CommandLineOptions1.B2" office:value-type="string">
            <text:p text:style-name="Table_20_Contents">Prints help for GISpatialNet.</text:p>
          </table:table-cell>
        </table:table-row>
      </table:table>
      <text:p text:style-name="Text_20_body"><text:line-break/>[input/output file type] can be:</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File Type</text:p>
          </table:table-cell>
        </table:table-row>
        <table:table-row>
          <table:table-cell table:style-name="Table1.A2" office:value-type="string">
            <text:p text:style-name="Table_20_Contents">-C</text:p>
          </table:table-cell>
          <table:table-cell table:style-name="Table1.B2" office:value-type="string">
            <text:p text:style-name="Table_20_Contents">Comma Separated Values (.csv or .txt). This can also handle other forms of separated values (tab, space, etc...).</text:p>
          </table:table-cell>
        </table:table-row>
        <table:table-row>
          <table:table-cell table:style-name="Table1.A2" office:value-type="string">
            <text:p text:style-name="Table_20_Contents">-D</text:p>
          </table:table-cell>
          <table:table-cell table:style-name="Table1.B2" office:value-type="string">
            <text:p text:style-name="Table_20_Contents">DL/UCINET (.dat or .txt)</text:p>
          </table:table-cell>
        </table:table-row>
        <table:table-row>
          <table:table-cell table:style-name="Table1.A2" office:value-type="string">
            <text:p text:style-name="Table_20_Contents">-E</text:p>
          </table:table-cell>
          <table:table-cell table:style-name="Table1.B2" office:value-type="string">
            <text:p text:style-name="Table_20_Contents">Excel 97' format (.xls)</text:p>
          </table:table-cell>
        </table:table-row>
        <table:table-row>
          <table:table-cell table:style-name="Table1.A2" office:value-type="string">
            <text:p text:style-name="Table_20_Contents">-K</text:p>
          </table:table-cell>
          <table:table-cell table:style-name="Table1.B2" office:value-type="string">
            <text:p text:style-name="Table_20_Contents">Google Earth KML format (.kml)</text:p>
          </table:table-cell>
        </table:table-row>
        <table:table-row>
          <table:table-cell table:style-name="Table1.A2" office:value-type="string">
            <text:p text:style-name="Table_20_Contents">-P</text:p>
          </table:table-cell>
          <table:table-cell table:style-name="Table1.B2" office:value-type="string">
            <text:p text:style-name="Table_20_Contents">Pajek (.net)</text:p>
          </table:table-cell>
        </table:table-row>
        <table:table-row>
          <table:table-cell table:style-name="Table1.A2" office:value-type="string">
            <text:p text:style-name="Table_20_Contents">-S</text:p>
          </table:table-cell>
          <table:table-cell table:style-name="Table1.B2" office:value-type="string">
            <text:p text:style-name="Table_20_Contents">GIS Shapefile (.shp)</text:p>
          </table:table-cell>
        </table:table-row>
      </table:table>
      <text:p text:style-name="Text_20_body"><text:line-break/>For more information on file formats see Input File Formats and Output File Formats. Note that all files in the input folder must be in the exact same format and all the files in the output folder must be in the exact same format.</text:p>
      <text:p text:style-name="Text_20_body">When running from command line options, input files must have a certain name formatting. The <text:soft-page-break/>types of files supported from the command line options are files that contain x,y, and attribute data and files that contain adjacency data. X,y, attribute data must end in _<text:span text:style-name="T1">xya.ext and adjacency files must end in _adj.ext where .ext is the file type extension. Files that share the same prefix to their filename will be considered part of the same dataset and will be merged before any analysis or output. For example file 1_xya.csv and file 1_adj.csv contain all the data for a data set named “1”. If <text:s/>simple network bias is performed on this dataset, a file named “1.csv” will be produced in the output folder representing the output for all the “1” input files. </text:span></text:p>
      <text:h text:style-name="Heading_20_3" text:outline-level="3">Examples</text:h>
      <table:table table:name="examples" table:style-name="examples">
        <table:table-column table:style-name="examples.A"/>
        <table:table-column table:style-name="examples.B"/>
        <table:table-row>
          <table:table-cell table:style-name="examples.A1" office:value-type="string">
            <text:p text:style-name="Table_20_Heading">Operation</text:p>
          </table:table-cell>
          <table:table-cell table:style-name="examples.B1" office:value-type="string">
            <text:p text:style-name="Table_20_Heading">Command</text:p>
          </table:table-cell>
        </table:table-row>
        <table:table-row>
          <table:table-cell table:style-name="examples.A2" office:value-type="string">
            <text:p text:style-name="Table_20_Contents">Start command line interface</text:p>
          </table:table-cell>
          <table:table-cell table:style-name="examples.B2" office:value-type="string">
            <text:p text:style-name="Table_20_Contents">java -jar GISpatialNet.jar -c</text:p>
          </table:table-cell>
        </table:table-row>
        <table:table-row>
          <table:table-cell table:style-name="examples.A2" office:value-type="string">
            <text:p text:style-name="Table_20_Contents">Read files from “In” folder as CSV files and write to “Out” folder as Google Earth files.</text:p>
          </table:table-cell>
          <table:table-cell table:style-name="examples.B2" office:value-type="string">
            <text:p text:style-name="Table_20_Contents">java -jar GISpatialNet.jar -C In -K Out</text:p>
          </table:table-cell>
        </table:table-row>
        <table:table-row>
          <table:table-cell table:style-name="examples.A2" office:value-type="string">
            <text:p text:style-name="Table_20_Contents">Read GIS Shapefiles from “In” folder and perform Simple Network Bias analysis on them while writing output to “Out” folder.</text:p>
          </table:table-cell>
          <table:table-cell table:style-name="examples.B2" office:value-type="string">
            <text:p text:style-name="Table_20_Contents">Java -jar GISpatialNet.jar -s -S In Out</text:p>
          </table:table-cell>
        </table:table-row>
      </table:table>
      <text:p text:style-name="Text_20_body"/>
      <text:h text:style-name="Heading_20_2" text:outline-level="2">Command Line Interface</text:h>
      <text:p text:style-name="Text_20_body">The command line interface is started with the command:</text:p>
      <text:p text:style-name="Text_20_body"><draw:frame draw:style-name="fr2" draw:name="cli" text:anchor-type="paragraph" fo:min-width="0.7902in" draw:z-index="1"><draw:text-box fo:min-height="0.2in"><text:p text:style-name="P6">java -jar GISpatialNet.jar -c</text:p></draw:text-box></draw:frame>The command line interface is separated into menus that attempt to make using GISpatialNet as easy as possible. The following is a tree representation of some of the menu system. </text:p>
      <text:list xml:id="list818235929" text:style-name="L1">
        <text:list-item>
          <text:p text:style-name="P10">Load Data</text:p>
          <text:list>
            <text:list-item>
              <text:p text:style-name="P10">Delimited text file (.csv,.txt)</text:p>
              <text:list>
                <text:list-item>
                  <text:p text:style-name="P10"><text:bookmark-start text:name="DDE_LINK1"/>Node data (nodes with attributes)</text:p>
                </text:list-item>
                <text:list-item>
                  <text:p text:style-name="P10">Adjacency data</text:p>
                </text:list-item>
                <text:list-item>
                  <text:p text:style-name="P10">Node data only</text:p>
                </text:list-item>
                <text:list-item>
                  <text:p text:style-name="P10">Attribute data</text:p>
                </text:list-item>
                <text:list-item>
                  <text:p text:style-name="P10">Main Menu<text:bookmark-end text:name="DDE_LINK1"/></text:p>
                </text:list-item>
              </text:list>
            </text:list-item>
            <text:list-item>
              <text:p text:style-name="P10">Excel file (.xls)</text:p>
              <text:list>
                <text:list-item>
                  <text:p text:style-name="P10">Node data (nodes with attributes)</text:p>
                </text:list-item>
                <text:list-item>
                  <text:p text:style-name="P10">Adjacency data</text:p>
                </text:list-item>
                <text:list-item>
                  <text:p text:style-name="P10">Node data only</text:p>
                </text:list-item>
                <text:list-item>
                  <text:p text:style-name="P10">Attribute data</text:p>
                </text:list-item>
                <text:list-item>
                  <text:p text:style-name="P10">Main Menu</text:p>
                </text:list-item>
              </text:list>
            </text:list-item>
            <text:list-item>
              <text:p text:style-name="P10">DL/ucinet (.txt,.dat)</text:p>
            </text:list-item>
            <text:list-item>
              <text:p text:style-name="P10"><text:soft-page-break/>Pajek (.net)</text:p>
            </text:list-item>
            <text:list-item>
              <text:p text:style-name="P10">Google Earth (.kml)</text:p>
            </text:list-item>
            <text:list-item>
              <text:p text:style-name="P10">Shape File (.shp)</text:p>
            </text:list-item>
            <text:list-item>
              <text:p text:style-name="P10">Back</text:p>
            </text:list-item>
          </text:list>
        </text:list-item>
        <text:list-item>
          <text:p text:style-name="P10">Save Data</text:p>
          <text:list>
            <text:list-item>
              <text:p text:style-name="P10">Delimited text file (.csv,.txt)</text:p>
            </text:list-item>
            <text:list-item>
              <text:p text:style-name="P10">DL/ucinet (.txt,.dat)</text:p>
            </text:list-item>
            <text:list-item>
              <text:p text:style-name="P10">Pajek (.net)</text:p>
            </text:list-item>
            <text:list-item>
              <text:p text:style-name="P10">Excel file (.xls)</text:p>
            </text:list-item>
            <text:list-item>
              <text:p text:style-name="P10">Google Earth (.kml)</text:p>
            </text:list-item>
            <text:list-item>
              <text:p text:style-name="P10">Shape File (.shp)</text:p>
            </text:list-item>
            <text:list-item>
              <text:p text:style-name="P10">Back</text:p>
            </text:list-item>
          </text:list>
        </text:list-item>
        <text:list-item>
          <text:p text:style-name="P10">Analyze Data</text:p>
          <text:list>
            <text:list-item>
              <text:p text:style-name="P10">QAP</text:p>
            </text:list-item>
            <text:list-item>
              <text:p text:style-name="P10">Sample Network Bias</text:p>
            </text:list-item>
            <text:list-item>
              <text:p text:style-name="P10">Borders</text:p>
            </text:list-item>
            <text:list-item>
              <text:p text:style-name="P10">Highlight Edges</text:p>
              <text:list>
                <text:list-item>
                  <text:p text:style-name="P10"><text:bookmark-start text:name="DDE_LINK2"/>Less than average length</text:p>
                </text:list-item>
                <text:list-item>
                  <text:p text:style-name="P10">Less than median length</text:p>
                </text:list-item>
                <text:list-item>
                  <text:p text:style-name="P10">More than median length</text:p>
                </text:list-item>
                <text:list-item>
                  <text:p text:style-name="P10">Top 10%</text:p>
                </text:list-item>
                <text:list-item>
                  <text:p text:style-name="P10">By value<text:bookmark-end text:name="DDE_LINK2"/></text:p>
                </text:list-item>
              </text:list>
            </text:list-item>
            <text:list-item>
              <text:p text:style-name="P10">Matrix Conversion</text:p>
              <text:list>
                <text:list-item>
                  <text:p text:style-name="P10">Translate</text:p>
                </text:list-item>
                <text:list-item>
                  <text:p text:style-name="P10">Reflect</text:p>
                </text:list-item>
                <text:list-item>
                  <text:p text:style-name="P10">Rotate</text:p>
                </text:list-item>
                <text:list-item>
                  <text:p text:style-name="P10">Scale</text:p>
                </text:list-item>
              </text:list>
            </text:list-item>
            <text:list-item>
              <text:p text:style-name="P10">Back</text:p>
            </text:list-item>
          </text:list>
        </text:list-item>
        <text:list-item>
          <text:p text:style-name="P10">Merge Data</text:p>
          <text:list>
            <text:list-item>
              <text:p text:style-name="P10">Merge two data sets</text:p>
            </text:list-item>
            <text:list-item>
              <text:p text:style-name="P10">Merge all data sets</text:p>
            </text:list-item>
            <text:list-item>
              <text:p text:style-name="P10">Back</text:p>
            </text:list-item>
          </text:list>
        </text:list-item>
        <text:list-item>
          <text:p text:style-name="P10">Print Full Status</text:p>
        </text:list-item>
        <text:list-item>
          <text:p text:style-name="P10">Clear Data</text:p>
        </text:list-item>
        <text:list-item>
          <text:p text:style-name="P10"><text:soft-page-break/>About GISpatialNet</text:p>
        </text:list-item>
        <text:list-item>
          <text:p text:style-name="P10">Add Ego to Data</text:p>
        </text:list-item>
      </text:list>
      <text:p text:style-name="Text_20_body"/>
      <text:p text:style-name="Text_20_body">When working in the CLI each loaded file will be stored in a separate Data Set. The current sets of data are displayed at the top of each menu. Merge data facilitates the ability to load node sets, attribute sets, and adjacency sets separately and then make one Data Set out of the three.</text:p>
      <text:h text:style-name="Heading_20_1" text:outline-level="1"><text:bookmark-start text:name="__RefHeading__31686423"/>Input File Formats<text:bookmark-end text:name="__RefHeading__31686423"/></text:h>
      <text:h text:style-name="Heading_20_2" text:outline-level="2"><text:bookmark-start text:name="DDE_LINK"/>Comma Separated Values</text:h>
      <text:p text:style-name="Text_20_body">These files can have either the .csv or .txt extension. If the file has the .csv extension, then the values in the file must be separated by a comma. If the file has a .txt file extension, then the values can be separated by any character (space, tab, /, etc...). You will be prompted on input/output as to what separator is being used. CSV supports all matrix types. <text:s/>CSV files support having multiple matrices of the same type in one file. Each set of matrices must be separated by a line with only one character (usually a /) in it. </text:p>
      <text:p text:style-name="Text_20_body">The CSV file reader reads a csv file (and text file) using the first row as column labels. It will use any column whose header contains the characters 'ego' or 'Ego' (case sensitive) as the row label. If there is no Ego header, it will use the first column as the row label. The parser will automatically skip the first two fields. The second two fields will be x and y values. All the following fields will be attributes, stored in the attribute matrix. </text:p>
      <text:p text:style-name="Text_20_body">Here's an example: </text:p>
      <text:p text:style-name="Text_20_body">ID_Order_of_capture , EgoID , DistX , DistY, Age, Sex<text:line-break/>1 , 1 , 3 , 5 , 32 , M<text:line-break/>2 , 3 , 2 , 10 , 10 , F<text:line-break/>3 , 1 , 3 , 9 , 79 , M</text:p>
      <text:p text:style-name="Text_20_body">This will be converted in to a XY matrix: </text:p>
      <table:table table:name="Table2" table:style-name="Table2">
        <table:table-column table:style-name="Table2.A"/>
        <table:table-column table:style-name="Table2.B"/>
        <table:table-row>
          <table:table-cell table:style-name="Table2.A1" office:value-type="string">
            <text:p text:style-name="Table_20_Contents">3 </text:p>
          </table:table-cell>
          <table:table-cell table:style-name="Table2.A1" office:value-type="string">
            <text:p text:style-name="Table_20_Contents">5 </text:p>
          </table:table-cell>
        </table:table-row>
        <table:table-row>
          <table:table-cell table:style-name="Table2.A1" office:value-type="string">
            <text:p text:style-name="Table_20_Contents">2 </text:p>
          </table:table-cell>
          <table:table-cell table:style-name="Table2.A1" office:value-type="string">
            <text:p text:style-name="Table_20_Contents">10 </text:p>
          </table:table-cell>
        </table:table-row>
        <table:table-row>
          <table:table-cell table:style-name="Table2.A1" office:value-type="string">
            <text:p text:style-name="Table_20_Contents">3 </text:p>
          </table:table-cell>
          <table:table-cell table:style-name="Table2.A1" office:value-type="string">
            <text:p text:style-name="Table_20_Contents">9 </text:p>
          </table:table-cell>
        </table:table-row>
      </table:table>
      <text:p text:style-name="Text_20_body">and an attribute matrix: </text:p>
      <table:table table:name="Table3" table:style-name="Table3">
        <table:table-column table:style-name="Table3.A" table:number-columns-repeated="2"/>
        <table:table-row>
          <table:table-cell table:style-name="Table3.A1" office:value-type="string">
            <text:p text:style-name="Table_20_Contents">32 </text:p>
          </table:table-cell>
          <table:table-cell table:style-name="Table3.A1" office:value-type="string">
            <text:p text:style-name="Table_20_Contents">M </text:p>
          </table:table-cell>
        </table:table-row>
        <table:table-row>
          <table:table-cell table:style-name="Table3.A1" office:value-type="string">
            <text:p text:style-name="Table_20_Contents">10 </text:p>
          </table:table-cell>
          <table:table-cell table:style-name="Table3.A1" office:value-type="string">
            <text:p text:style-name="Table_20_Contents">F </text:p>
          </table:table-cell>
        </table:table-row>
        <table:table-row>
          <table:table-cell table:style-name="Table3.A1" office:value-type="string">
            <text:p text:style-name="Table_20_Contents">79 </text:p>
          </table:table-cell>
          <table:table-cell table:style-name="Table3.A1" office:value-type="string">
            <text:p text:style-name="Table_20_Contents">M </text:p>
          </table:table-cell>
        </table:table-row>
      </table:table>
      <text:p text:style-name="Text_20_body">with the headers being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ID_Order_of_capture </text:p>
          </table:table-cell>
          <table:table-cell table:style-name="Table4.A1" office:value-type="string">
            <text:p text:style-name="Table_20_Contents">EgoID </text:p>
          </table:table-cell>
          <table:table-cell table:style-name="Table4.A1" office:value-type="string">
            <text:p text:style-name="Table_20_Contents">DistX </text:p>
          </table:table-cell>
          <table:table-cell table:style-name="Table4.A1" office:value-type="string">
            <text:p text:style-name="Table_20_Contents">DistY </text:p>
          </table:table-cell>
        </table:table-row>
      </table:table>
      <text:p text:style-name="Text_20_body">and the row labels being </text:p>
      <table:table table:name="Table5" table:style-name="Table5">
        <table:table-column table:style-name="Table5.A"/>
        <table:table-row>
          <table:table-cell table:style-name="Table5.A1" office:value-type="string">
            <text:p text:style-name="Table_20_Contents">1 </text:p>
          </table:table-cell>
        </table:table-row>
        <table:table-row>
          <table:table-cell table:style-name="Table5.A1" office:value-type="string">
            <text:p text:style-name="Table_20_Contents">3 </text:p>
          </table:table-cell>
        </table:table-row>
        <table:table-row>
          <table:table-cell table:style-name="Table5.A1" office:value-type="string">
            <text:p text:style-name="Table_20_Contents">1 </text:p>
          </table:table-cell>
        </table:table-row>
      </table:table>
      <text:p text:style-name="Text_20_body"><text:soft-page-break/></text:p>
      <text:p text:style-name="Text_20_body">Adjacency matrices are distances between the nodes. Only half the matrix is really needed for an undirected graph. For these graphs, the diagonal is either zeros or ones. These files are split by Ego ID, being they make a new Matrix for each Ego, so the number of egos in the file should match the number of columns plus the id and ego_id. The final Matrices should be: [number of egos] matrices, each with [number of egos]x[number of egos] matrices. (i.e. if you have 5 egos, you should have 7 headers, and each )They should be in the form: </text:p>
      <text:p text:style-name="Text_20_body">ID_Order_of_capture , EgoID , 1 , 2 , 3<text:line-break/>1 , 1 , 1 ,<text:line-break/>2 , 1 , 1 , 1 , 10 , F<text:line-break/>3 , 2 , 3 , 2 , 1 , <text:line-break/>4 , 2 , 2 , 2 , 10 , 1 , F<text:line-break/>5 , 3 , 3 , 3 , , , , <text:line-break/>6 , 3 , 2 , 3 , 10 , F</text:p>
      <text:p text:style-name="Text_20_body"/>
      <text:h text:style-name="Heading_20_2" text:outline-level="2">DL/UCINET</text:h>
      <text:p text:style-name="Text_20_body">These files closely follow the DL/UCINET standard. All DL/UCINET files have a .dat or .txt extension. From the DL/UCINET standard, block-matrix format, data file references, and matrix labels are not supported. When using a DL/UCINET file, make sure that all headers are of the form “header= x” or “header = x”. In other words there must be a space between the “=” and a value of an item in the header. The DL/UCINET format only supports adjacency matrix types. DL/UCINET supports <text:s/>having multiple matrices of the same type in one file. Each set of matrices must be separated by a blank line.</text:p>
      <text:h text:style-name="Heading_20_2" text:outline-level="2">Excel 97'</text:h>
      <text:p text:style-name="Text_20_body">These files follow the Microsoft Excel 97' format exactly. Excel files have a .xls extension and support all matrix types (see Matrix Types, page <text:bookmark-ref text:reference-format="page" text:ref-name="__RefHeading__30355924">9</text:bookmark-ref>). Excel files are similar to CSV files and support having multiple matrices of the same type in one file. Each set of matrices must be on a separate worksheet.</text:p>
      <text:h text:style-name="Heading_20_2" text:outline-level="2">Google Earth</text:h>
      <text:p text:style-name="Text_20_body">These files follow the Google Earth KML standard format approved by GIS. Google Earth files have a .kml extension (Note: some Google Earth files have a .kmz extension. While not supported by this program, a .kmz file is simply a zip file of .kml files). Only a subset of the full KML format is supported:</text:p>
      <text:p text:style-name="Text_20_body">Supported Tags:</text:p>
      <text:list xml:id="list132596702" text:style-name="L2">
        <text:list-item>
          <text:p text:style-name="P11">Point </text:p>
        </text:list-item>
        <text:list-item>
          <text:p text:style-name="P11">name </text:p>
        </text:list-item>
        <text:list-item>
          <text:p text:style-name="P11">description </text:p>
        </text:list-item>
        <text:list-item>
          <text:p text:style-name="P11">scale </text:p>
        </text:list-item>
        <text:list-item>
          <text:p text:style-name="P11"><text:soft-page-break/>Placemark </text:p>
        </text:list-item>
        <text:list-item>
          <text:p text:style-name="P11">text </text:p>
        </text:list-item>
        <text:list-item>
          <text:p text:style-name="P11">displayName </text:p>
        </text:list-item>
        <text:list-item>
          <text:p text:style-name="P11">href </text:p>
        </text:list-item>
        <text:list-item>
          <text:p text:style-name="P11">linkDescription </text:p>
        </text:list-item>
        <text:list-item>
          <text:p text:style-name="P11">linkName </text:p>
        </text:list-item>
        <text:list-item>
          <text:p text:style-name="P11">message </text:p>
        </text:list-item>
        <text:list-item>
          <text:p text:style-name="P11">near </text:p>
        </text:list-item>
        <text:list-item>
          <text:p text:style-name="P11">phoneNumber </text:p>
        </text:list-item>
        <text:list-item>
          <text:p text:style-name="P11">value </text:p>
        </text:list-item>
        <text:list-item>
          <text:p text:style-name="P11">viewFormat </text:p>
        </text:list-item>
        <text:list-item>
          <text:p text:style-name="P11">color </text:p>
        </text:list-item>
        <text:list-item>
          <text:p text:style-name="P11">hotSpot </text:p>
        </text:list-item>
      </text:list>
      <text:p text:style-name="Text_20_body">A KML file will fill a x matrix, y matrix and attribute matrix when given the correct data. For example the point, hotSpot, <text:s/>and placemark tag will fill both the x and y matrix while every other tag will fill and attribute.</text:p>
      <text:h text:style-name="Heading_20_2" text:outline-level="2">Pajek</text:h>
      <text:p text:style-name="Text_20_body">Pajek files have the extension .net and fill all matrices except an attribute matrix. For a Pajek file, GISpatialNet supports only node lists and edge matrices. No extra information attached to nodes is supported.</text:p>
      <text:p text:style-name="Text_20_body">Example:</text:p>
      <text:p text:style-name="Text_20_body">*Verticies</text:p>
      <text:p text:style-name="Text_20_body">1 0</text:p>
      <text:p text:style-name="Text_20_body">0 1</text:p>
      <text:p text:style-name="Text_20_body">1 1</text:p>
      <text:p text:style-name="Text_20_body">0 0</text:p>
      <text:p text:style-name="Text_20_body">*Arcs</text:p>
      <text:p text:style-name="Text_20_body">1 0 0 0</text:p>
      <text:p text:style-name="Text_20_body">0 1 1 1</text:p>
      <text:p text:style-name="Text_20_body">0 1 1 0</text:p>
      <text:p text:style-name="Text_20_body">0 1 0 1</text:p>
      <text:p text:style-name="Text_20_body"/>
      <text:p text:style-name="Text_20_body">The Arcs matrix must be a full matrix.</text:p>
      <text:h text:style-name="Heading_20_2" text:outline-level="2"><text:soft-page-break/>GIS Shapefile</text:h>
      <text:p text:style-name="Text_20_body"><text:bookmark-end text:name="DDE_LINK"/>GISpatialNet uses the GeoTools library to read and write Shapefiles. Shapefiles have a .shp extension and come with many other files like a .shx or .db. The other files hold extra information such as data or project information used in GIS ArcMap. GISpatialNet allows point, multipoint, line, and multiline geometries to be used in a shapefile. Depending on the data provided, a shapefile can fill any matrix. A point/multipoint geometry will fill the x and y matrix while a line/multiline will fill the adjacency matrix. All extra data in the database file will go to the attribute matrix.</text:p>
      <text:h text:style-name="Heading_20_1" text:outline-level="1"><text:bookmark-start text:name="__RefHeading__32092523"/>Output File Formats<text:bookmark-end text:name="__RefHeading__32092523"/></text:h>
      <text:h text:style-name="Heading_20_2" text:outline-level="2">Comma Separated Values</text:h>
      <text:p text:style-name="Text_20_body">Depending on options that are chosen, a csv or .txt file will be written containing data from either the x,y, and attribute matrices or the adjacency matrix. Each data set in memory will be written to a separate file, writing multiple data sets to a single file is not supported. </text:p>
      <text:h text:style-name="Heading_20_2" text:outline-level="2">DL/UCINET</text:h>
      <text:p text:style-name="Text_20_body">Directly writes a .dat file that can be read in DL/UCINET. Each data set in memory will be written to a separate file, writing multiple data sets to a single file is not supported. </text:p>
      <text:h text:style-name="Heading_20_2" text:outline-level="2">Excel 97'</text:h>
      <text:p text:style-name="Text_20_body">Depending on options that are chosen, a .xls file will be written containing data from either the x,y, and attribute matrices or the adjacency matrix. Each data set in memory will be written to a separate file, writing multiple data sets to a single file is not supported. </text:p>
      <text:h text:style-name="Heading_20_2" text:outline-level="2">Google Earth</text:h>
      <text:p text:style-name="Text_20_body">Directly writes a .kml file that can be imported to Goole Earth. Writing a Google Earth file Requires that the attribute matrix contains a Name and description as the first two attributes. Writing of edges is not supported. Each data set in memory will be written to a separate file, writing multiple data sets to a single file is not supported. </text:p>
      <text:h text:style-name="Heading_20_2" text:outline-level="2">Pajek</text:h>
      <text:p text:style-name="Text_20_body">Directly writes a .net file that cen be imported to Pajek. Each data set in memory will be written to a separate file, writing multiple data sets to a single file is not supported. </text:p>
      <text:h text:style-name="Heading_20_2" text:outline-level="2">GIS Shapefile</text:h>
      <text:h text:style-name="Heading_20_3" text:outline-level="3">Known Coordinates</text:h>
      <text:p text:style-name="Text_20_body">Writes two shapefiles that can be imported to GIS ArcMap or other programs. The first shapefile contains all the nodes with attribute data and the second contains all the edges.</text:p>
      <text:h text:style-name="Heading_20_3" text:outline-level="3"><text:soft-page-break/>Unknown Coordinates</text:h>
      <text:p text:style-name="Text_20_body">Generates X and Y coordinates based on an algorithm chosen by the user and then writes two shape files that can be imported to GIS ArcMap or other programs. The first shapefile contains all the nodes with attribute data and the second contains all the edges.</text:p>
      <text:h text:style-name="Heading_20_1" text:outline-level="1">Algorithm Information</text:h>
      <text:h text:style-name="Heading_20_2" text:outline-level="2">Border</text:h>
      <text:p text:style-name="Text_20_body">This is a port of the original border program by Franz Manni PhD. Barriers can be found at <text:a xlink:type="simple" xlink:href="http://www.ecoanthropologie.cnrs.fr/spip.php?article91">http://www.ecoanthropologie.cnrs.fr/spip.php?article91</text:a><text:a xlink:type="simple" xlink:href="http://www.ecoanthropologie.cnrs.fr/spip.php?article91"><text:span text:style-name="T1">. </text:span></text:a></text:p>
      <text:h text:style-name="Heading_20_2" text:outline-level="2">Quadratic Assignment Procedure</text:h>
      <text:p text:style-name="Text_20_body">The is a port of the original program implementation of the Quadratic Assignment Procedure (QAP). The algorithm was proposed by D. Krackhardt in the article “Predicting with networks: Nonparametric multiple regression analysis of dyadic data (1988)”. Running QAP requires files in the same format as is required by the original ZT Win program.</text:p>
      <text:h text:style-name="Heading_20_2" text:outline-level="2">Edge Highlighting</text:h>
      <text:p text:style-name="Text_20_body">This function allows the user to create two shapefiles, one containing edges that meet a certain requirement and one that contains edges that do not meet a certain requirement. The requirements are preprogrammed as:</text:p>
      <text:list xml:id="list1028663280" text:continue-list="list818235929" text:style-name="L1">
        <text:list-item>
          <text:list>
            <text:list-item>
              <text:list>
                <text:list-item>
                  <text:p text:style-name="P10">Less than average length</text:p>
                </text:list-item>
                <text:list-item>
                  <text:p text:style-name="P10">Less than median length</text:p>
                </text:list-item>
                <text:list-item>
                  <text:p text:style-name="P10">More than median length</text:p>
                </text:list-item>
                <text:list-item>
                  <text:p text:style-name="P10">Top 10%</text:p>
                </text:list-item>
                <text:list-item>
                  <text:p text:style-name="P10">By value</text:p>
                </text:list-item>
              </text:list>
            </text:list-item>
          </text:list>
        </text:list-item>
      </text:list>
      <text:p text:style-name="Text_20_body">If Highlighting by value is chosen, a shapefile for each distinct value in the adjacency matrix is created (including a shapefile that contains edges that represent the value 0).</text:p>
      <text:h text:style-name="Heading_20_2" text:outline-level="2">Simple Network Bias</text:h>
      <text:p text:style-name="Text_20_body">This is an implementation of an algorithm proposed by Eric Jones Ph.D. and Jan Rychtar Ph.D. This algorithm was originally implemented by Robert Gove and later imported into GISpatialNet. </text:p>
      <text:h text:style-name="Heading_20_1" text:outline-level="1"><text:bookmark-start text:name="__RefHeading__30355924"/>Matrix Types<text:bookmark-end text:name="__RefHeading__30355924"/></text:h>
      <text:h text:style-name="Heading_20_2" text:outline-level="2">X and Y matrix</text:h>
      <text:p text:style-name="Text_20_body">The X and the Y matrix are both vector matrices that hold only coordinate data. Since the data in the X and Y matrix is not checked, it is possible to enter either actual (x,y) space data, UTF coordinate data, or any other form of data where space is marked with two numbers. </text:p>
      <text:h text:style-name="Heading_20_2" text:outline-level="2"><text:soft-page-break/>Adjacency Matrix</text:h>
      <text:p text:style-name="Text_20_body">The adjacency matrix gives values to edges between nodes in the x and y matrices. The adjacency matrix can take on one of three forms; Full, Upper, and Lower. </text:p>
      <text:p text:style-name="Text_20_body">For example if we have three nodes: (0,0), (1,1), and (2,2) where there is a link between a node and itself and there is a link between (0,0) and (1,1).</text:p>
      <text:p text:style-name="Text_20_body">Full Matrix:</text:p>
      <text:p text:style-name="Text_20_body">1 1 0</text:p>
      <text:p text:style-name="Text_20_body">1 1 0</text:p>
      <text:p text:style-name="Text_20_body">0 0 1</text:p>
      <text:p text:style-name="Text_20_body">Upper Matrix:</text:p>
      <text:p text:style-name="Text_20_body">1 1 0</text:p>
      <text:p text:style-name="Text_20_body"><text:s text:c="3"/>1 0</text:p>
      <text:p text:style-name="Text_20_body"><text:s text:c="6"/>1</text:p>
      <text:p text:style-name="Text_20_body">Lower Matrix:</text:p>
      <text:p text:style-name="Text_20_body">1</text:p>
      <text:p text:style-name="Text_20_body">1 1</text:p>
      <text:p text:style-name="Text_20_body">0 0 1</text:p>
      <text:p text:style-name="Text_20_body"/>
      <text:p text:style-name="Text_20_body">The numbers in the adjacency matrix can be any whole number and usually represent the intensity of the link.</text:p>
      <text:h text:style-name="Heading_20_2" text:outline-level="2">Attribute Matrix</text:h>
      <text:p text:style-name="Text_20_body">The attribute matrix can <text:s/>be a set of any number of attributes where the row of the attribute matrix corresponds to the matching rows <text:s/>in the x and y matrix that make up the coordinates of the node for which the attributes belong to. Attributes can be anything (numbers, words, etc...).</text:p>
      <text:h text:style-name="Heading_20_1" text:outline-level="1">Troubleshooting</text:h>
      <text:h text:style-name="Heading_20_2" text:outline-level="2">General</text:h>
      <text:p text:style-name="Text_20_body">If GISpatialNet seems to be running slow and you know that you have a good computer, you can increase the amount of memory allocated by adding the option -Xms &lt;size&gt; before the -jar option on the command line: </text:p>
      <text:p text:style-name="Text_20_body"><draw:frame draw:style-name="fr3" draw:name="xms" text:anchor-type="paragraph" fo:min-width="0.7902in" draw:z-index="2"><draw:text-box fo:min-height="0.2in"><text:p text:style-name="P6">Java -Xms 1024m -jar GISpatialNet.jar ...</text:p></draw:text-box></draw:frame>The above line of code sets the memory allocated to the program to 1024 Mb (or 1Gb). Sometimes when working with large sets of data it is important to increase the amount of memory to reduce the number of times that data is written and read from the hard drive (subsequently increasing speed).</text:p>
      <text:h text:style-name="Heading_20_2" text:outline-level="2"><text:soft-page-break/>Bug Reporting </text:h>
      <text:p text:style-name="Text_20_body">To file a bug go to <text:a xlink:type="simple" xlink:href="http://sourceforge.net/projects/spatialnet/develop">http://sourceforge.net/projects/spatialnet/develop</text:a> and click on the <text:a xlink:type="simple" xlink:href="http://sourceforge.net/tracker/?func=add&amp;group_id=277839&amp;atid=1179697">File a bug</text:a> link on the right hand side of the page under “Links You May Need” column.</text:p>
      <text:h text:style-name="Heading_20_1" text:outline-level="1">Dependencies</text:h>
      <text:list xml:id="list1408018346" text:style-name="L3">
        <text:list-item>
          <text:p text:style-name="P12"><text:a xlink:type="simple" xlink:href="http://www.ujmp.org/">UJMP</text:a> -- Universal Java Matrix Package </text:p>
        </text:list-item>
        <text:list-item>
          <text:p text:style-name="P12"><text:a xlink:type="simple" xlink:href="http://www.geotools.org/">GeoTools</text:a> -- Geographical Tools </text:p>
        </text:list-item>
        <text:list-item>
          <text:p text:style-name="P12"><text:a xlink:type="simple" xlink:href="http://mindprod.com/pad/csv.html">Mindprod CSV Writer</text:a> -- Excellent CSV Writer </text:p>
        </text:list-item>
        <text:list-item>
          <text:p text:style-name="P12"><text:a xlink:type="simple" xlink:href="http://code.google.com/p/kmlframework/">KML framework</text:a> -- Google KML in java project </text:p>
        </text:list-item>
        <text:list-item>
          <text:p text:style-name="P12"><text:a xlink:type="simple" xlink:href="http://jexcelapi.sourceforge.net/">JExcel Api</text:a> -- Excel reader/writer written in java </text:p>
        </text:list-item>
        <text:list-item>
          <text:p text:style-name="P12"><text:a xlink:type="simple" xlink:href="http://www.urbanophile.com/%7Earenn/hacking/download.html">GetOpt</text:a> -- CLI option helper tool </text:p>
        </text:list-item>
      </text:list>
      <text:h text:style-name="Heading_20_1" text:outline-level="1">License Information</text:h>
      <text:p text:style-name="Text_20_body">This software is governed under the GNU Greater Public License, Version 2 (GPLv2). If you have not obtained the LGPL with this software, you can obtain it from <text:a xlink:type="simple" xlink:href="http://www.gnu.org/licenses/gpl.html">http://www.gnu.org/licenses/gpl.html</text:a>. GISpatialNet uses software governed under the GPL, LGPL, Apache License, New BSD License</text:p>
      <text:h text:style-name="Heading_20_1" text:outline-level="1">Where To Get Extra Information</text:h>
      <text:list xml:id="list1774646216" text:style-name="L4">
        <text:list-item>
          <text:p text:style-name="P13"><text:a xlink:type="simple" xlink:href="http://www.gnu.org/licenses/gpl.html">http://www.gnu.org/licenses/gpl.html</text:a></text:p>
        </text:list-item>
        <text:list-item>
          <text:p text:style-name="P13"><text:a xlink:type="simple" xlink:href="https://sourceforge.net/projects/spatialnet/">https://sourceforge.net/projects/spatialnet/</text:a></text:p>
        </text:list-item>
        <text:list-item>
          <text:p text:style-name="P13"><text:a xlink:type="simple" xlink:href="https://sourceforge.net/apps/trac/spatialnet/wiki">https://sourceforge.net/apps/trac/spatialnet/wiki</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3">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TualatriX</meta:initial-creator>
    <meta:creation-date>2008-02-15T12:08:28</meta:creation-date>
    <meta:editing-cycles>59</meta:editing-cycles>
    <meta:editing-duration>PT03H41M34S</meta:editing-duration>
    <dc:date>2009-11-30T11:53:42</dc:date>
    <meta:document-statistic meta:table-count="7" meta:image-count="0" meta:object-count="0" meta:page-count="13" meta:paragraph-count="294" meta:word-count="2747" meta:character-count="15185"/>
    <meta:user-defined meta:name="Info 1"/>
    <meta:user-defined meta:name="Info 2"/>
    <meta:user-defined meta:name="Info 3"/>
    <meta:user-defined meta:name="Info 4"/>
  </office:meta>
</office:document-meta>
</file>